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3d="urn:oasis:names:tc:opendocument:xmlns:dr3d:1.0" xmlns:rpt="http://openoffice.org/2005/report" xmlns:text="urn:oasis:names:tc:opendocument:xmlns:text:1.0" xmlns:of="urn:oasis:names:tc:opendocument:xmlns:of:1.2" xmlns:style="urn:oasis:names:tc:opendocument:xmlns:style:1.0" xmlns:oooc="http://openoffice.org/2004/calc" xmlns:office="urn:oasis:names:tc:opendocument:xmlns:office:1.0" xmlns:fo="urn:oasis:names:tc:opendocument:xmlns:xsl-fo-compatible:1.0" xmlns:draw="urn:oasis:names:tc:opendocument:xmlns:drawing:1.0" xmlns:tableooo="http://openoffice.org/2009/table" xmlns:calcext="urn:org:documentfoundation:names:experimental:calc:xmlns:calcext:1.0" xmlns:dc="http://purl.org/dc/elements/1.1/" xmlns:ooow="http://openoffice.org/2004/writer" xmlns:ooo="http://openoffice.org/2004/office" xmlns:drawooo="http://openoffice.org/2010/draw" xmlns:xlink="http://www.w3.org/1999/xlink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scripts/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5" style:family="table-column">
      <style:table-column-properties fo:break-before="auto" style:column-width="7.027cm"/>
    </style:style>
    <style:style style:name="co6" style:family="table-column">
      <style:table-column-properties fo:break-before="auto" style:column-width="6.087cm"/>
    </style:style>
    <style:style style:name="co3" style:family="table-column">
      <style:table-column-properties fo:break-before="auto" style:column-width="4.193cm"/>
    </style:style>
    <style:style style:name="co4" style:family="table-column">
      <style:table-column-properties fo:break-before="auto" style:column-width="7.773cm"/>
    </style:style>
    <style:style style:name="co7" style:family="table-column">
      <style:table-column-properties fo:break-before="auto" style:column-width="7.387cm"/>
    </style:style>
    <style:style style:name="co8" style:family="table-column">
      <style:table-column-properties fo:break-before="auto" style:column-width="2.258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/>
    </style:style>
  </office:automatic-styles>
  <office:body>
    <office:spreadsheet>
      <table:table table:name="Schreibhand" table:style-name="ta1" table:print="false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7" table:default-cell-style-name="Default"/>
        <table:table-row table:style-name="ro3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echts</text:p>
          </table:table-cell>
          <table:table-cell table:style-name="ce1" office:value-type="string" calcext:value-type="string">
            <text:p>Links</text:p>
          </table:table-cell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Auf der Suche nach Mr. Goodbart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Die Queen ist nicht erfreut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Simpson und sein Enkel in die Schatzsuche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Wer ist Homers Vater?</text:p>
          </table:table-cell>
          <table:table-cell/>
        </table:table-row>
        <table:table-row table:style-name="ro2">
          <table:table-cell office:value-type="string" calcext:value-type="string">
            <text:p>Akira</text:p>
          </table:table-cell>
          <table:table-cell office:value-type="string" calcext:value-type="string">
            <text:p>Die 24-Stunden-Frist</text:p>
          </table:table-cell>
          <table:table-cell office:value-type="string" calcext:value-type="string">
            <text:p>Marge als Seelsorgerin</text:p>
          </table:table-cell>
        </table:table-row>
        <table:table-row table:style-name="ro2">
          <table:table-cell office:value-type="string" calcext:value-type="string">
            <text:p>Allison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Apu der Inder</text:p>
          </table:table-cell>
          <table:table-cell office:value-type="string" calcext:value-type="string">
            <text:p>Homers Bowling-Mannschaft</text:p>
          </table:table-cell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Die Apu und Manjula Krise</text:p>
          </table:table-cell>
          <table:table-cell office:value-type="string" calcext:value-type="string">
            <text:p>Marge wird verhaftet</text:p>
          </table:table-cell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Projekt Weltraumsand</text:p>
          </table:table-cell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Homer ist „Poochie, der Wunderhund“</text:p>
          </table:table-cell>
          <table:table-cell/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Barney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Barney</text:p>
          </table:table-cell>
          <table:table-cell office:value-type="string" calcext:value-type="string">
            <text:p>Moho House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Barts Komet</text:p>
          </table:table-cell>
          <table:table-cell office:value-type="string" calcext:value-type="string">
            <text:p>Bart das Geni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Bis der Tod euch scheidet</text:p>
          </table:table-cell>
          <table:table-cell office:value-type="string" calcext:value-type="string">
            <text:p>Am Anfang war das Wor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er Wettkampf</text:p>
          </table:table-cell>
          <table:table-cell office:value-type="string" calcext:value-type="string">
            <text:p>Pranksta Rap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ie 24-Stunden-Frist</text:p>
          </table:table-cell>
          <table:table-cell office:value-type="string" calcext:value-type="string">
            <text:p>Bart brütet etwas au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ie Geburtstagsüberraschung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ie Kontaktanzeige</text:p>
          </table:table-cell>
          <table:table-cell office:value-type="string" calcext:value-type="string">
            <text:p>Der Lebensrett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Ein kleines Gebet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Fett ist fabelhaft</text:p>
          </table:table-cell>
          <table:table-cell office:value-type="string" calcext:value-type="string">
            <text:p>Bart packt au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Filmstar wider Willen</text:p>
          </table:table-cell>
          <table:table-cell office:value-type="string" calcext:value-type="string">
            <text:p>Auf zum Zitronenbaum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Homer als Frauenheld</text:p>
          </table:table-cell>
          <table:table-cell office:value-type="string" calcext:value-type="string">
            <text:p>Bart ist an Allem schul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Homer auf Tournee</text:p>
          </table:table-cell>
          <table:table-cell office:value-type="string" calcext:value-type="string">
            <text:p>Der Eignungstes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Lisa und ihre Jungs</text:p>
          </table:table-cell>
          <table:table-cell office:value-type="string" calcext:value-type="string">
            <text:p>Barts Kome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O mein Clown Papa</text:p>
          </table:table-cell>
          <table:table-cell office:value-type="string" calcext:value-type="string">
            <text:p>Barts Freundi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Planet im Nebel</text:p>
          </table:table-cell>
          <table:table-cell office:value-type="string" calcext:value-type="string">
            <text:p>Das Fernsehen ist an allem schul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Ralph liebt Lisa</text:p>
          </table:table-cell>
          <table:table-cell office:value-type="string" calcext:value-type="string">
            <text:p>Bart wird berühm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Sie wollte schon immer Tänzerin werden</text:p>
          </table:table-cell>
          <table:table-cell office:value-type="string" calcext:value-type="string">
            <text:p>Bart verkauft seine Seel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Wiedersehen nach Jahren</text:p>
          </table:table-cell>
          <table:table-cell office:value-type="string" calcext:value-type="string">
            <text:p>Der alte Mann und Lisa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Wem der Bongo schlägt</text:p>
          </table:table-cell>
          <table:table-cell office:value-type="string" calcext:value-type="string">
            <text:p>Bart wird ein Geni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Bart Ultimatum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Erfolgsrezep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Ernstfall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große Nachrichtenschwindel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Lehrerstrei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mysteriöse Bierbaro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Spion, der mich anlernt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tollste Hund der Wel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Uhr-Großvat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Vater eines Clown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Wettkönig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cker Mann und kleiner Jun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böse Puppe Lustiku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Frau im Schran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Kontaktanzei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Reise nach Knoxvill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Sippe auf Safari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onnerstags bei Ab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Eine Glatze macht noch keinen Kir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Einmal Washington und zurüc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.I. Hom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ott gegen Lisa Simpso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rad Theft U-Bah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rampa ist ganz Oh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immlische Geschicht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 auf Abweg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 der Weltraumhel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geddo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lan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s Sieb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lassenkampf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rieg der Welt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rise im Kamp Krusty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uchen, Kopfgeld und Kaution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ehrerin des Jahre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ebe und Intri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sa auf dem Eis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sa hat den Blue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sas Rivali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arge muss jobb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arge will's wiss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it gespaltener Zun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r. and Mrs. Smither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Simpsons und Gomorraha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Tingeltangel-Bob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Verbrechen lohnt sich nich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ge zum Ruhm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nn der Rektor mit der Lehreri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nn der Vater mit dem Sohne</text:p>
          </table:table-cell>
        </table:table-row>
        <table:table-row table:style-name="ro2">
          <table:table-cell office:value-type="string" calcext:value-type="string">
            <text:p>Bienenmann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Bart kommt unter die Räder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Burns möchte geliebt werden</text:p>
          </table:table-cell>
          <table:table-cell office:value-type="string" calcext:value-type="string">
            <text:p>Simpson und sein Enkel in die Schatzsuch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Butler bei Burns</text:p>
          </table:table-cell>
          <table:table-cell office:value-type="string" calcext:value-type="string">
            <text:p>In den Fängen einer Sekt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Conrad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nn sie wissen nicht, wen sie würgen</text:p>
          </table:table-cell>
          <table:table-cell office:value-type="string" calcext:value-type="string">
            <text:p>Die virtuelle Famili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r große Phatsby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r Lebensretter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r Musk, der vom Himmel fiel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ie scheinbar unendliche Geschichte</text:p>
          </table:table-cell>
          <table:table-cell office:value-type="string" calcext:value-type="string">
            <text:p>Wenn ich einmal reich wär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riving Miss Marge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Ein Herz und eine Krone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Eine Taube macht noch keinen Sommer</text:p>
          </table:table-cell>
          <table:table-cell office:value-type="string" calcext:value-type="string">
            <text:p>Kraftwerk zu verkaufen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Homer liebt Mindy</text:p>
          </table:table-cell>
          <table:table-cell office:value-type="string" calcext:value-type="string">
            <text:p>Auf den Hund gekommen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Homers Bowling-Mannschaft</text:p>
          </table:table-cell>
          <table:table-cell office:value-type="string" calcext:value-type="string">
            <text:p>Der Wunderschläger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Krusty im Kongress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Liebe liegt in der N2-O2-Ar-CO2-Ne-He-CH4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Liebhaber der Lady B.</text:p>
          </table:table-cell>
          <table:table-cell office:value-type="string" calcext:value-type="string">
            <text:p>Nur ein Aprilscherz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Marge muss jobben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Mein Freund, der Roboter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Moeback Mountain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Springfield aus der Asche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Am Anfang war die Schreiraupe</text:p>
          </table:table-cell>
          <table:table-cell office:value-type="string" calcext:value-type="string">
            <text:p>Projekt Weltraumsand</text:p>
          </table:table-cell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Der Teufel trägt Nada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Der Wunderschläger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Homer auf Abwegen</text:p>
          </table:table-cell>
          <table:table-cell/>
        </table:table-row>
        <table:table-row table:style-name="ro2">
          <table:table-cell office:value-type="string" calcext:value-type="string">
            <text:p>Chalmers</text:p>
          </table:table-cell>
          <table:table-cell office:value-type="string" calcext:value-type="string">
            <text:p>Das Schlangennest</text:p>
          </table:table-cell>
          <table:table-cell office:value-type="string" calcext:value-type="string">
            <text:p>Homers Bowling-Mannschaft</text:p>
          </table:table-cell>
        </table:table-row>
        <table:table-row table:style-name="ro2">
          <table:table-cell office:value-type="string" calcext:value-type="string">
            <text:p>Chalmers</text:p>
          </table:table-cell>
          <table:table-cell office:value-type="string" calcext:value-type="string">
            <text:p>Lebe lieber unbebrudert</text:p>
          </table:table-cell>
          <table:table-cell/>
        </table:table-row>
        <table:table-row table:style-name="ro2">
          <table:table-cell office:value-type="string" calcext:value-type="string">
            <text:p>Charlie</text:p>
          </table:table-cell>
          <table:table-cell/>
          <table:table-cell office:value-type="string" calcext:value-type="string">
            <text:p>Der Wunderschläger</text:p>
          </table:table-cell>
        </table:table-row>
        <table:table-row table:style-name="ro2">
          <table:table-cell office:value-type="string" calcext:value-type="string">
            <text:p>Cletus</text:p>
          </table:table-cell>
          <table:table-cell office:value-type="string" calcext:value-type="string">
            <text:p>Die süßsaure Marge</text:p>
          </table:table-cell>
          <table:table-cell/>
        </table:table-row>
        <table:table-row table:style-name="ro2">
          <table:table-cell office:value-type="string" calcext:value-type="string">
            <text:p>Cletus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>
          <table:table-cell office:value-type="string" calcext:value-type="string">
            <text:p>Cletus</text:p>
          </table:table-cell>
          <table:table-cell office:value-type="string" calcext:value-type="string">
            <text:p>Verrückt nach Mar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Manga Love Stor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Zu Ehren von Murphy</text:p>
          </table:table-cell>
          <table:table-cell/>
        </table:table-row>
        <table:table-row table:style-name="ro2">
          <table:table-cell office:value-type="string" calcext:value-type="string">
            <text:p>Database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>
          <table:table-cell office:value-type="string" calcext:value-type="string">
            <text:p>Dolph</text:p>
          </table:table-cell>
          <table:table-cell office:value-type="string" calcext:value-type="string">
            <text:p>24 Minuten</text:p>
          </table:table-cell>
          <table:table-cell/>
        </table:table-row>
        <table:table-row table:style-name="ro2">
          <table:table-cell office:value-type="string" calcext:value-type="string">
            <text:p>Dolph</text:p>
          </table:table-cell>
          <table:table-cell office:value-type="string" calcext:value-type="string">
            <text:p>Lisa knackt den Rowdy-Code</text:p>
          </table:table-cell>
          <table:table-cell office:value-type="string" calcext:value-type="string">
            <text:p>Lisa auf dem Eise</text:p>
          </table:table-cell>
        </table:table-row>
        <table:table-row table:style-name="ro2">
          <table:table-cell office:value-type="string" calcext:value-type="string">
            <text:p>Dolph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Doris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Doris</text:p>
          </table:table-cell>
          <table:table-cell office:value-type="string" calcext:value-type="string">
            <text:p>Lisas Pony</text:p>
          </table:table-cell>
          <table:table-cell/>
        </table:table-row>
        <table:table-row table:style-name="ro2">
          <table:table-cell office:value-type="string" calcext:value-type="string">
            <text:p>Dr. Pryor</text:p>
          </table:table-cell>
          <table:table-cell office:value-type="string" calcext:value-type="string">
            <text:p>Bart wird ein Genie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Die starken Arme von Marge</text:p>
          </table:table-cell>
          <table:table-cell office:value-type="string" calcext:value-type="string">
            <text:p>Krusty, der Clown</text:p>
          </table:table-cell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Die Verurteilten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Ein grausiger Verdacht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Fat Tony</text:p>
          </table:table-cell>
          <table:table-cell office:value-type="string" calcext:value-type="string">
            <text:p>Die böse Puppe Lustikus</text:p>
          </table:table-cell>
          <table:table-cell/>
        </table:table-row>
        <table:table-row table:style-name="ro2">
          <table:table-cell office:value-type="string" calcext:value-type="string">
            <text:p>Fat Tony</text:p>
          </table:table-cell>
          <table:table-cell office:value-type="string" calcext:value-type="string">
            <text:p>Talent mit Pfiff</text:p>
          </table:table-cell>
          <table:table-cell/>
        </table:table-row>
        <table:table-row table:style-name="ro2">
          <table:table-cell office:value-type="string" calcext:value-type="string">
            <text:p>Frank Grimes</text:p>
          </table:table-cell>
          <table:table-cell office:value-type="string" calcext:value-type="string">
            <text:p>Homer hatte einen Feind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Ballverlust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Die Panik-Amok-Horror-Show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Todesgrüße aus Springfield</text:p>
          </table:table-cell>
          <table:table-cell/>
        </table:table-row>
        <table:table-row table:style-name="ro2">
          <table:table-cell office:value-type="string" calcext:value-type="string">
            <text:p>George Bush sen.</text:p>
          </table:table-cell>
          <table:table-cell office:value-type="string" calcext:value-type="string">
            <text:p>Einmal Washington und zurück</text:p>
          </table:table-cell>
          <table:table-cell/>
        </table:table-row>
        <table:table-row table:style-name="ro2">
          <table:table-cell office:value-type="string" calcext:value-type="string">
            <text:p>Gil</text:p>
          </table:table-cell>
          <table:table-cell/>
          <table:table-cell office:value-type="string" calcext:value-type="string">
            <text:p>Die große Betrügerin</text:p>
          </table:table-cell>
        </table:table-row>
        <table:table-row table:style-name="ro2">
          <table:table-cell office:value-type="string" calcext:value-type="string">
            <text:p>Gott</text:p>
          </table:table-cell>
          <table:table-cell office:value-type="string" calcext:value-type="string">
            <text:p>Das jüngste Gericht</text:p>
          </table:table-cell>
          <table:table-cell/>
        </table:table-row>
        <table:table-row table:style-name="ro2">
          <table:table-cell office:value-type="string" calcext:value-type="string">
            <text:p>Hans Maulwurf</text:p>
          </table:table-cell>
          <table:table-cell/>
          <table:table-cell office:value-type="string" calcext:value-type="string">
            <text:p>Das Kreuz mit den Worträtseln</text:p>
          </table:table-cell>
        </table:table-row>
        <table:table-row table:style-name="ro2">
          <table:table-cell office:value-type="string" calcext:value-type="string">
            <text:p>Helen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Helen</text:p>
          </table:table-cell>
          <table:table-cell/>
          <table:table-cell office:value-type="string" calcext:value-type="string">
            <text:p>Marge und das Bretzelbacken</text:p>
          </table:table-cell>
        </table:table-row>
        <table:table-row table:style-name="ro2">
          <table:table-cell office:value-type="string" calcext:value-type="string">
            <text:p>Herb</text:p>
          </table:table-cell>
          <table:table-cell office:value-type="string" calcext:value-type="string">
            <text:p>Der vermisste Halbbruder</text:p>
          </table:table-cell>
          <table:table-cell/>
        </table:table-row>
        <table:table-row table:style-name="ro2">
          <table:table-cell office:value-type="string" calcext:value-type="string">
            <text:p>Herman</text:p>
          </table:table-cell>
          <table:table-cell office:value-type="string" calcext:value-type="string">
            <text:p>Projekt Weltraumsand</text:p>
          </table:table-cell>
          <table:table-cell office:value-type="string" calcext:value-type="string">
            <text:p>Bart schlägt eine Schlacht</text:p>
          </table:table-cell>
        </table:table-row>
        <table:table-row table:style-name="ro2">
          <table:table-cell office:value-type="string" calcext:value-type="string">
            <text:p>Herman</text:p>
          </table:table-cell>
          <table:table-cell/>
          <table:table-cell office:value-type="string" calcext:value-type="string">
            <text:p>Die Springfield Bürgerwehr</text:p>
          </table:table-cell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Allgemeine Ausgangssperre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er alte Mann und Lisa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er Schwindler und seine Kinder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ie Erbschaft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ie süßsaure Marge</text:p>
          </table:table-cell>
          <table:table-cell office:value-type="string" calcext:value-type="string">
            <text:p>Der eingebildetet Dachdecker</text:p>
          </table:table-cell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Grandpa's Nieren explodieren</text:p>
          </table:table-cell>
          <table:table-cell office:value-type="string" calcext:value-type="string">
            <text:p>Ein halbanständiger Antrag</text:p>
          </table:table-cell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Traumwelt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Auf den Hund gekommen</text:p>
          </table:table-cell>
          <table:table-cell office:value-type="string" calcext:value-type="string">
            <text:p>Nach Kanada der Liebe wegen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Auf der Familienranch</text:p>
          </table:table-cell>
          <table:table-cell office:value-type="string" calcext:value-type="string">
            <text:p>Einmal als Schneekönig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Auf diese Lisa können Sie bauen</text:p>
          </table:table-cell>
          <table:table-cell office:value-type="string" calcext:value-type="string">
            <text:p>Der berüchtigte Kleinhirn-Malstift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llverlust</text:p>
          </table:table-cell>
          <table:table-cell office:value-type="string" calcext:value-type="string">
            <text:p>Betragen mangelhaft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gegen Australien</text:p>
          </table:table-cell>
          <table:table-cell office:value-type="string" calcext:value-type="string">
            <text:p>Der schöne Jacques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gewinnt Elefant</text:p>
          </table:table-cell>
          <table:table-cell office:value-type="string" calcext:value-type="string">
            <text:p>Lisa auf dem Eise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hat die Kraft</text:p>
          </table:table-cell>
          <table:table-cell office:value-type="string" calcext:value-type="string">
            <text:p>Der vermisste Halbbruder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ist an Allem schul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ist mein Super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ist nicht to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packt au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wird ein Geni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s Kom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ei Simpsons stimmt was nich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eim Testen nichts neu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etragen mangelhaf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is der Tod euch scheid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lau im Am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lick zurück aufs Eheglück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ob von nebena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urns Erb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utler bei Burn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Chief der Herz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Conra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jüngste Gerich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magische Kindermädch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schwarze Schaf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Schweigen der Rowdy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unheimliche Mordtransplanta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Aushilfslehr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blöde UNO-Club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große Phatsb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Matratzenköni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Musk, der vom Himmel fie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Papa wird’s nicht richt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Tag der Abrechnun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Teufel trägt Nad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Tortenmann schlägt zurück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Versag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Wettköni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Wunderschläg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24-Stunden-Fris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Fahrt zur Höll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Kontaktanzeig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Kurzzeit-Berühmthei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sich im Dreck wälz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Trillion-Dollar-No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wilden 90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onnerstags bei Ab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Bruder für Hom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Fluch auf Flander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halbanständiger Antra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kleines Geb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e ganz normale Famili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e Klasse für si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e Taube macht noch keinen Somm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nter the Matrix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Fantasien einer durchgeknallten Hausfrau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Frauentaus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.I. Hom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eächt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randpa's Nieren explodier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a-Ha La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eartbreak Hote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chzeit auf indis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Academ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an der Uni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auf Tourne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einmal ganz woander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gegen Patty und Selm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geht zur Marin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ist „Poochie, der Wunderhund“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ist ein toller Hippi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mit den Fingerhänd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mobi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und das Geschenk der Würd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und die Halbzeit-Show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, der Auserwähl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geddo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la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otti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s Bowling-Mannschaf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un für die Lieb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ie der Clow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Im Schatten des Geni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ampf um Bobo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arriere mit Köpfch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eine Experimen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rusty's Bar Mitzva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hat den Blu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knackt den Rowdy-Cod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on Broadwa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Simpson: Super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s Pon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arge Simpson im Anmars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ilhouse aus Sand und Nebe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it Mel Gibson in Hollywoo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oes Tavern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r. Burns wird entlass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r. X und der Website-Schu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acht über Springfiel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amen machen Leu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ur für Spieler und Prominen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Oh Schmerz, das Herz!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Ralph liebt Lis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ein Kiefer ist verdraht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icherheitsdienst „Springshield“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pringfield Film Festiva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tresserella über all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Tag der Abrechnun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Tingeltangel-Bobs Rach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Überraschung für Springfiel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Und Maggie macht drei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alverwandschaf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er anderen einen Brunnen gräb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er ist Homers Vater?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edersehen nach Jahr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r fahr'n nach... Vega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r vom Trickfilm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e alles begann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Der Aushilfslehrer</text:p>
          </table:table-cell>
          <table:table-cell office:value-type="string" calcext:value-type="string">
            <text:p>L. S. - Meisterin des Doppellebens</text:p>
          </table:table-cell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Der Eignungstest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Genderama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Mr. and Mrs. Smithers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Planet im Nebel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Trilogie derselben Geschichte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Vertrottelt Lisa?</text:p>
          </table:table-cell>
          <table:table-cell/>
        </table:table-row>
        <table:table-row table:style-name="ro2">
          <table:table-cell office:value-type="string" calcext:value-type="string">
            <text:p>Hummelmann</text:p>
          </table:table-cell>
          <table:table-cell/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Hyman Krustofsky</text:p>
          </table:table-cell>
          <table:table-cell/>
          <table:table-cell office:value-type="string" calcext:value-type="string">
            <text:p>Ein trauriger Clown</text:p>
          </table:table-cell>
        </table:table-row>
        <table:table-row table:style-name="ro2">
          <table:table-cell office:value-type="string" calcext:value-type="string">
            <text:p>Janey</text:p>
          </table:table-cell>
          <table:table-cell office:value-type="string" calcext:value-type="string">
            <text:p>L wie Looser</text:p>
          </table:table-cell>
          <table:table-cell/>
        </table:table-row>
        <table:table-row table:style-name="ro2">
          <table:table-cell office:value-type="string" calcext:value-type="string">
            <text:p>Jasper</text:p>
          </table:table-cell>
          <table:table-cell office:value-type="string" calcext:value-type="string">
            <text:p>Die Erbschaft</text:p>
          </table:table-cell>
          <table:table-cell/>
        </table:table-row>
        <table:table-row table:style-name="ro2">
          <table:table-cell office:value-type="string" calcext:value-type="string">
            <text:p>Jasper</text:p>
          </table:table-cell>
          <table:table-cell office:value-type="string" calcext:value-type="string">
            <text:p>Einmal Washington und zurück</text:p>
          </table:table-cell>
          <table:table-cell/>
        </table:table-row>
        <table:table-row table:style-name="ro2">
          <table:table-cell office:value-type="string" calcext:value-type="string">
            <text:p>Jimbo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Jimbo</text:p>
          </table:table-cell>
          <table:table-cell office:value-type="string" calcext:value-type="string">
            <text:p>Die Geschichte der zwei Springfields</text:p>
          </table:table-cell>
          <table:table-cell/>
        </table:table-row>
        <table:table-row table:style-name="ro2">
          <table:table-cell office:value-type="string" calcext:value-type="string">
            <text:p>Jimbo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Die Geschichte der zwei Springfields</text:p>
          </table:table-cell>
          <table:table-cell/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Im Zeichen des Schwertes</text:p>
          </table:table-cell>
          <table:table-cell/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Kent Brockman</text:p>
          </table:table-cell>
          <table:table-cell office:value-type="string" calcext:value-type="string">
            <text:p>In den Fängen einer Sekte</text:p>
          </table:table-cell>
          <table:table-cell office:value-type="string" calcext:value-type="string">
            <text:p>Bart wird berühmt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Auf zum Zitronenbaum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Bibelstunde einmal anders</text:p>
          </table:table-cell>
          <table:table-cell office:value-type="string" calcext:value-type="string">
            <text:p>Die Perlen-Präsidentin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er Aushilfslehrer</text:p>
          </table:table-cell>
          <table:table-cell office:value-type="string" calcext:value-type="string">
            <text:p>Bart und sein Westernheld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er Vater, der Sohn und der heilige Gaststar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ie Antwort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ie Kontaktanzeige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Eine Taube macht noch keinen Sommer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Grand Theft U-Bahn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Homer liebt Mindy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Ich bin bei Dir mein Sohn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Krise im Kamp Krusty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Nedna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Simpson und sein Enkel in die Schatzsuche</text:p>
          </table:table-cell>
          <table:table-cell office:value-type="string" calcext:value-type="string">
            <text:p>Ehegeheimnisse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Tingeltangel-Bob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Wenn der Rektor mit der Lehrerin...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/>
          <table:table-cell office:value-type="string" calcext:value-type="string">
            <text:p>Wer anderen einen Brunnen gräbt</text:p>
          </table:table-cell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Bart ist an Allem schuld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Bart ist mein Superstar</text:p>
          </table:table-cell>
          <table:table-cell office:value-type="string" calcext:value-type="string">
            <text:p>Barts Komet</text:p>
          </table:table-cell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Der italienische Bob</text:p>
          </table:table-cell>
          <table:table-cell office:value-type="string" calcext:value-type="string">
            <text:p>Der Vater eines Clowns</text:p>
          </table:table-cell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Der total verrückte Ned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Die Helden von Springfield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Eine Glatze macht noch keinen Kirk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Fettscaraldo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Homer und der Revolver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Krusty macht ernst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O mein Clown Papa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Simpsons und Gomorraha</text:p>
          </table:table-cell>
          <table:table-cell/>
        </table:table-row>
        <table:table-row table:style-name="ro2">
          <table:table-cell office:value-type="string" calcext:value-type="string">
            <text:p>Krustys Vater</text:p>
          </table:table-cell>
          <table:table-cell office:value-type="string" calcext:value-type="string">
            <text:p>Der Vater eines Clowns</text:p>
          </table:table-cell>
          <table:table-cell/>
        </table:table-row>
        <table:table-row table:style-name="ro2">
          <table:table-cell office:value-type="string" calcext:value-type="string">
            <text:p>Largo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>
          <table:table-cell office:value-type="string" calcext:value-type="string">
            <text:p>Largo</text:p>
          </table:table-cell>
          <table:table-cell office:value-type="string" calcext:value-type="string">
            <text:p>Lisa will lieben</text:p>
          </table:table-cell>
          <table:table-cell/>
        </table:table-row>
        <table:table-row table:style-name="ro2">
          <table:table-cell office:value-type="string" calcext:value-type="string">
            <text:p>Largo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Am Anfang war die Schreiraupe</text:p>
          </table:table-cell>
          <table:table-cell office:value-type="string" calcext:value-type="string">
            <text:p>Duell bei Sonnenaufgang</text:p>
          </table:table-cell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Der Wunderschläger</text:p>
          </table:table-cell>
          <table:table-cell office:value-type="string" calcext:value-type="string">
            <text:p>Die Straße der Verdammten</text:p>
          </table:table-cell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Die Trillion-Dollar-Note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Drei nasse Geschichte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Ein halbanständiger Antrag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Fake-News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Springfield wird erwachsen</text:p>
          </table:table-cell>
          <table:table-cell/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Bart schlägt eine Schlacht</text:p>
          </table:table-cell>
          <table:table-cell/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Klassenkampf</text:p>
          </table:table-cell>
          <table:table-cell office:value-type="string" calcext:value-type="string">
            <text:p>Gleichung mit einem Unbekannten</text:p>
          </table:table-cell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Zu Ehren von Murphy</text:p>
          </table:table-cell>
          <table:table-cell/>
        </table:table-row>
        <table:table-row table:style-name="ro2">
          <table:table-cell office:value-type="string" calcext:value-type="string">
            <text:p>Lindsey Naegle</text:p>
          </table:table-cell>
          <table:table-cell office:value-type="string" calcext:value-type="string">
            <text:p>Barneys Hubschrauberflugstunde</text:p>
          </table:table-cell>
          <table:table-cell/>
        </table:table-row>
        <table:table-row table:style-name="ro2">
          <table:table-cell office:value-type="string" calcext:value-type="string">
            <text:p>Lindsey Naegle</text:p>
          </table:table-cell>
          <table:table-cell office:value-type="string" calcext:value-type="string">
            <text:p>Die böse Puppe Lustikus</text:p>
          </table:table-cell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Lionel Hutz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Wer erfand Itchy und Scratchy?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Alles über Lisa</text:p>
          </table:table-cell>
          <table:table-cell office:value-type="string" calcext:value-type="string">
            <text:p>Das Kreuz mit den Worträtseln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Auf den Hund gekomm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Auf der Suche nach Mr. Goodbar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art bleibt hart</text:p>
          </table:table-cell>
          <table:table-cell office:value-type="string" calcext:value-type="string">
            <text:p>Der Vater eines Clowns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eim Testen nichts neues</text:p>
          </table:table-cell>
          <table:table-cell office:value-type="string" calcext:value-type="string">
            <text:p>Die Lisa-Studie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ühne frei für Marge</text:p>
          </table:table-cell>
          <table:table-cell office:value-type="string" calcext:value-type="string">
            <text:p>Krise im Kamp Krusty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as Kreuz mit den Worträtseln</text:p>
          </table:table-cell>
          <table:table-cell office:value-type="string" calcext:value-type="string">
            <text:p>Barts neuer bester Freund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as literarische Duet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berüchtigte Kleinhirn-Malstif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Eignungstes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Ernstfal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große Nachrichtenschwinde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Tortenmann schlägt zurück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Uhr-Großvat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Videobeichtstuh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Wettkönig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Antwor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Allgemeine Ausgangssperre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böse Puppe Lustiku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Chroniken von Equali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Geburtstagsüberraschung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große Simpsin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Kurzzeit-Berühmthei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Stadt der primitiven Langweil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wilden 90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own by Lis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 perfekter Gentlema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 Pferd für die Familie</text:p>
          </table:table-cell>
          <table:table-cell office:value-type="string" calcext:value-type="string">
            <text:p>Der merkwürdige Schlüssel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mal Washington und zurück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lebe die Seekuh!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tut uns leid, Lis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war einmal in Homerik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war einmal in Springfield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Fight Club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FoodFella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Grampa ist ganz Oh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Homer auf Abweg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Im Zeichen der Kreuzfahr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Im Zeichen des Schwerte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eine Experimente</text:p>
          </table:table-cell>
          <table:table-cell office:value-type="string" calcext:value-type="string">
            <text:p>Ralph liebt Lisa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leiner Waise Milhous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rieg der Welt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uchen, Kopfgeld und Kaution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. S. - Meisterin des Doppelleben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 knackt den Rowdy-Cod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 on Broadway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 will lieb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alen nach Bezahl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arge im Suff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arge macht mobi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ein Freund, der Robot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r. Burns wird entlassen</text:p>
          </table:table-cell>
          <table:table-cell office:value-type="string" calcext:value-type="string">
            <text:p>Homer als Restaurantkritiker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Quatsch mit Soß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illy Simpsony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korpione wie wi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pringfield aus der Asch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tadt der primitiven Langweil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Tennis mit Venu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Tingeltangel-Bob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Vertrottelt Lisa?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Auf der Suche nach Mr. Goodbar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Bart bleibt har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Die Springfield Connection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Drei Freunde und ein Comic-Hef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Ihre Lieblings-Unglücksfamilie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Pranksta Rap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table:number-columns-repeated="2"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Wer anderen einen Brunnen gräb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>
          <table:table-cell office:value-type="string" calcext:value-type="string">
            <text:p>Louie</text:p>
          </table:table-cell>
          <table:table-cell office:value-type="string" calcext:value-type="string">
            <text:p>Talent mit Pfiff</text:p>
          </table:table-cell>
          <table:table-cell office:value-type="string" calcext:value-type="string">
            <text:p>Der unerschrockene Leibwächter</text:p>
          </table:table-cell>
        </table:table-row>
        <table:table-row table:style-name="ro2">
          <table:table-cell office:value-type="string" calcext:value-type="string">
            <text:p>Luann Van Houten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Luann Van Houten</text:p>
          </table:table-cell>
          <table:table-cell/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Luigi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Maggie</text:p>
          </table:table-cell>
          <table:table-cell office:value-type="string" calcext:value-type="string">
            <text:p>Jäger des verlorenen Handys</text:p>
          </table:table-cell>
          <table:table-cell/>
        </table:table-row>
        <table:table-row table:style-name="ro2">
          <table:table-cell office:value-type="string" calcext:value-type="string">
            <text:p>Manjula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Manjula</text:p>
          </table:table-cell>
          <table:table-cell office:value-type="string" calcext:value-type="string">
            <text:p>Die Apu und Manjula Krise</text:p>
          </table:table-cell>
          <table:table-cell/>
        </table:table-row>
        <table:table-row table:style-name="ro2">
          <table:table-cell office:value-type="string" calcext:value-type="string">
            <text:p>Manjula</text:p>
          </table:table-cell>
          <table:table-cell office:value-type="string" calcext:value-type="string">
            <text:p>Schon mal an Kinder gedacht?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Apu und Amor</text:p>
          </table:table-cell>
          <table:table-cell office:value-type="string" calcext:value-type="string">
            <text:p>Der Lehrerstreik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Auf den Hund gekommen</text:p>
          </table:table-cell>
          <table:table-cell office:value-type="string" calcext:value-type="string">
            <text:p>Die Kontaktanzeige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art hat zwei Mütter</text:p>
          </table:table-cell>
          <table:table-cell office:value-type="string" calcext:value-type="string">
            <text:p>Springfield Film Festival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art wird bestraft</text:p>
          </table:table-cell>
          <table:table-cell office:value-type="string" calcext:value-type="string">
            <text:p>Das Schlangennest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is der Tod euch scheidet</text:p>
          </table:table-cell>
          <table:table-cell office:value-type="string" calcext:value-type="string">
            <text:p>Der schöne Jacques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Cinema Piratiso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as Bart Ultimatum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as Fernsehen ist an allem schuld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Kurier, der mich liebt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schöne Jacques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Uhr-Großvat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Wettkampf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bösen Nachbar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geheime Zutat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ensationelle Pop-Grupp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pringfield Connectio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tarken Arme von Marg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üßsaure Marg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Es tut uns leid, Lisa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Fantasien einer durchgeknallten Hausfrau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Gleichung mit einem Unbekannt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Glück auf Schien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Heartbreak Hote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Homer auf Irrweg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How I Wet Your Moth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ampf dem Ehekrieg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eine Frau für Mo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lug &amp; klüg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rieg der Welt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rise im Kamp Krusty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unst am Stie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Lisa auf dem Eis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len nach Bezahl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mas kleiner Liebling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als Seelsorgeri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macht mobi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und das Brezelback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s Meisterwerk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oe mit den zwei Gesichter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Nach Kanada der Pillen weg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Nur für Spieler und Prominent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Simpson und Gomorrha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Springfield Film Festiva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Wenn Mutter streikt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500 Schlüssel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Bart wird ein Genie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Barts Freundin</text:p>
          </table:table-cell>
          <table:table-cell office:value-type="string" calcext:value-type="string">
            <text:p>Die große Simpsina</text:p>
          </table:table-cell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Links liegen gelassen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Der große Nachrichtenschwindel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Nacht über Springfield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Arche Monty</text:p>
          </table:table-cell>
          <table:table-cell office:value-type="string" calcext:value-type="string">
            <text:p>Der blöde UNO-Club</text:p>
          </table:table-cell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Beim Testen nichts neues</text:p>
          </table:table-cell>
          <table:table-cell office:value-type="string" calcext:value-type="string">
            <text:p>Verbrechen lohnt sich nicht</text:p>
          </table:table-cell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Das Bart Ultimatum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Die Panik-Amok-Horror-Show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Ein grausiger Verdacht</text:p>
          </table:table-cell>
          <table:table-cell office:value-type="string" calcext:value-type="string">
            <text:p>Vertrottelt Lisa?</text:p>
          </table:table-cell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Geschichtsstunde mit Marge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Großer Brunder – Kleiner Bruder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L wie Looser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Was animierte Frauen wollen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Whiskey Businesssons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Auf in den Kampf!</text:p>
          </table:table-cell>
          <table:table-cell office:value-type="string" calcext:value-type="string">
            <text:p>Der Wettkönig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Der Lehrerstreik</text:p>
          </table:table-cell>
          <table:table-cell office:value-type="string" calcext:value-type="string">
            <text:p>Moe mit den zwei Gesichtern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Ein Stern wird neu geboren</text:p>
          </table:table-cell>
          <table:table-cell office:value-type="string" calcext:value-type="string">
            <text:p>Das Erfolgsrezept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Fight Club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G.I. Homer</text:p>
          </table:table-cell>
          <table:table-cell office:value-type="string" calcext:value-type="string">
            <text:p>Die Akte Springfield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Homer hatte einen Feind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Lisa on Broadway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Marge als Seelsorgeri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Moe mit den zwei Gesichter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Mr. Burns' Sohn Larry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Richte deinen nächste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Überraschung für Springfield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/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Mona</text:p>
          </table:table-cell>
          <table:table-cell office:value-type="string" calcext:value-type="string">
            <text:p>Rezeptfrei</text:p>
          </table:table-cell>
          <table:table-cell/>
        </table:table-row>
        <table:table-row table:style-name="ro2">
          <table:table-cell office:value-type="string" calcext:value-type="string">
            <text:p>Mona</text:p>
          </table:table-cell>
          <table:table-cell office:value-type="string" calcext:value-type="string">
            <text:p>Wiedersehen nach Jahren</text:p>
          </table:table-cell>
          <table:table-cell/>
        </table:table-row>
        <table:table-row table:style-name="ro2">
          <table:table-cell office:value-type="string" calcext:value-type="string">
            <text:p>Ned Flanders</text:p>
          </table:table-cell>
          <table:table-cell office:value-type="string" calcext:value-type="string">
            <text:p>Der Wettkampf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 office:value-type="string" calcext:value-type="string">
            <text:p>Die Kontaktanzeige</text:p>
          </table:table-cell>
          <table:table-cell office:value-type="string" calcext:value-type="string">
            <text:p>Das böse Wort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Bart ist nicht tot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Eine Simpsons-Weihnachtsgeschichte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Himmlische Geschichten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Links liegen gelassen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Ned Flanders: Wieder allein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Nedna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Schall und Rauch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Todesfalle zu verkaufen</text:p>
          </table:table-cell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blöde UNO-Club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Koch, der Mafioso, die Frau und ihr Homer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merkwürdige Schlüssel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Gleichung mit einem Unbekannten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table:number-columns-repeated="2" office:value-type="string" calcext:value-type="string">
            <text:p>YOLO</text:p>
          </table:table-cell>
        </table:table-row>
        <table:table-row table:style-name="ro2">
          <table:table-cell office:value-type="string" calcext:value-type="string">
            <text:p>Otto</text:p>
          </table:table-cell>
          <table:table-cell office:value-type="string" calcext:value-type="string">
            <text:p>500 Schlüssel</text:p>
          </table:table-cell>
          <table:table-cell/>
        </table:table-row>
        <table:table-row table:style-name="ro2">
          <table:table-cell office:value-type="string" calcext:value-type="string">
            <text:p>Otto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Patty</text:p>
          </table:table-cell>
          <table:table-cell office:value-type="string" calcext:value-type="string">
            <text:p>Springfield Film Festival</text:p>
          </table:table-cell>
          <table:table-cell office:value-type="string" calcext:value-type="string">
            <text:p>Homers Sieben</text:p>
          </table:table-cell>
        </table:table-row>
        <table:table-row table:style-name="ro2">
          <table:table-cell office:value-type="string" calcext:value-type="string">
            <text:p>Patty</text:p>
          </table:table-cell>
          <table:table-cell/>
          <table:table-cell office:value-type="string" calcext:value-type="string">
            <text:p>Der Fahrschüler</text:p>
          </table:table-cell>
        </table:table-row>
        <table:table-row table:style-name="ro2">
          <table:table-cell office:value-type="string" calcext:value-type="string">
            <text:p>Prince (Martins Vater)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Raffael</text:p>
          </table:table-cell>
          <table:table-cell office:value-type="string" calcext:value-type="string">
            <text:p>Besuch der alten Herren</text:p>
          </table:table-cell>
          <table:table-cell office:value-type="string" calcext:value-type="string">
            <text:p>Homer und der Revolver</text:p>
          </table:table-cell>
        </table:table-row>
        <table:table-row table:style-name="ro2">
          <table:table-cell office:value-type="string" calcext:value-type="string">
            <text:p>Raffael</text:p>
          </table:table-cell>
          <table:table-cell office:value-type="string" calcext:value-type="string">
            <text:p>Die Milch macht‘s</text:p>
          </table:table-cell>
          <table:table-cell office:value-type="string" calcext:value-type="string">
            <text:p>Friede, Freude, Eierkuchen</text:p>
          </table:table-cell>
        </table:table-row>
        <table:table-row table:style-name="ro2">
          <table:table-cell office:value-type="string" calcext:value-type="string">
            <text:p>Raffael</text:p>
          </table:table-cell>
          <table:table-cell/>
          <table:table-cell office:value-type="string" calcext:value-type="string">
            <text:p>Gone Boy</text:p>
          </table:table-cell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Barts Freundin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Der Uhr-Großvater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Ralph liebt Lisa</text:p>
          </table:table-cell>
          <table:table-cell/>
        </table:table-row>
        <table:table-row table:style-name="ro2">
          <table:table-cell office:value-type="string" calcext:value-type="string">
            <text:p>Riviera</text:p>
          </table:table-cell>
          <table:table-cell office:value-type="string" calcext:value-type="string">
            <text:p>Oh Schmerz, das Herz!</text:p>
          </table:table-cell>
          <table:table-cell/>
        </table:table-row>
        <table:table-row table:style-name="ro2">
          <table:table-cell office:value-type="string" calcext:value-type="string">
            <text:p>Riviera</text:p>
          </table:table-cell>
          <table:table-cell/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Rod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>
          <table:table-cell office:value-type="string" calcext:value-type="string">
            <text:p>Ruth Powers</text:p>
          </table:table-cell>
          <table:table-cell/>
          <table:table-cell office:value-type="string" calcext:value-type="string">
            <text:p>Das Kreuz mit den Worträtseln</text:p>
          </table:table-cell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Der lächelnde Buddha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Gefährliche Kurven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Springfield Film Festival</text:p>
          </table:table-cell>
          <table:table-cell office:value-type="string" calcext:value-type="string">
            <text:p>Der lächelnde Buddha</text:p>
          </table:table-cell>
        </table:table-row>
        <table:table-row table:style-name="ro2">
          <table:table-cell office:value-type="string" calcext:value-type="string">
            <text:p>Sherry</text:p>
          </table:table-cell>
          <table:table-cell office:value-type="string" calcext:value-type="string">
            <text:p>Links liegen gelassen</text:p>
          </table:table-cell>
          <table:table-cell/>
        </table:table-row>
        <table:table-row table:style-name="ro2">
          <table:table-cell office:value-type="string" calcext:value-type="string">
            <text:p>Sherry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Am Kap der Angst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Bis der Tod euch scheidet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Der Clown mit der Biedermaske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Tingeltangel-Bobs Rache</text:p>
          </table:table-cell>
          <table:table-cell/>
        </table:table-row>
        <table:table-row table:style-name="ro2">
          <table:table-cell office:value-type="string" calcext:value-type="string">
            <text:p>Sideshow Mel</text:p>
          </table:table-cell>
          <table:table-cell office:value-type="string" calcext:value-type="string">
            <text:p>Der Mann im blauen Flanell</text:p>
          </table:table-cell>
          <table:table-cell/>
        </table:table-row>
        <table:table-row table:style-name="ro2">
          <table:table-cell office:value-type="string" calcext:value-type="string">
            <text:p>Sideshow Mel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22 für 30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Alles Schwindel</text:p>
          </table:table-cell>
          <table:table-cell office:value-type="string" calcext:value-type="string">
            <text:p>Der Aushilfslehrer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Barts neuer bester Freund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Beim Testen nichts neues</text:p>
          </table:table-cell>
          <table:table-cell office:value-type="string" calcext:value-type="string">
            <text:p>Global Clowning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Blauauge sei wachsam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Curling Que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as große Fressen</text:p>
          </table:table-cell>
          <table:table-cell office:value-type="string" calcext:value-type="string">
            <text:p>Barts Freundin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ebarted – Unter Ratt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er Aushilfslehre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er Tag der Abrechnung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own by Lisa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Großer Brunder – Kleiner Brude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Homer, hol' den Hammer raus!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L. S. - Meisterin des Doppellebens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Milhouse lebt hier nicht meh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Nach Kanada der Pillen weg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table:number-columns-repeated="2" office:value-type="string" calcext:value-type="string">
            <text:p>Verbrechen lohnt sich nicht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Wenn der Rektor mit der Lehrerin…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Burns Erbe</text:p>
          </table:table-cell>
          <table:table-cell office:value-type="string" calcext:value-type="string">
            <text:p>Das Maskottchen</text:p>
          </table:table-cell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er Heiratskandidat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er Lebensretter</text:p>
          </table:table-cell>
          <table:table-cell office:value-type="string" calcext:value-type="string">
            <text:p>Conrad</text:p>
          </table:table-cell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er Vater, der zu wenig wusst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Eine ganz normale Famili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How I Wet Your Mother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Kraftwerk zu verkaufen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r. and Mrs. Smithers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r. Burns wird entlassen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Springfield aus der Asch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Wer ist Mona Simpson?</text:p>
          </table:table-cell>
          <table:table-cell/>
        </table:table-row>
        <table:table-row table:style-name="ro2">
          <table:table-cell office:value-type="string" calcext:value-type="string">
            <text:p>Snake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Snake</text:p>
          </table:table-cell>
          <table:table-cell office:value-type="string" calcext:value-type="string">
            <text:p>Kampf dem Ehekrieg</text:p>
          </table:table-cell>
          <table:table-cell/>
        </table:table-row>
        <table:table-row table:style-name="ro2">
          <table:table-cell office:value-type="string" calcext:value-type="string">
            <text:p>Terry</text:p>
          </table:table-cell>
          <table:table-cell office:value-type="string" calcext:value-type="string">
            <text:p>Links liegen gelassen</text:p>
          </table:table-cell>
          <table:table-cell/>
        </table:table-row>
        <table:table-row table:style-name="ro2">
          <table:table-cell office:value-type="string" calcext:value-type="string">
            <text:p>Terry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Barts Komet</text:p>
          </table:table-cell>
          <table:table-cell office:value-type="string" calcext:value-type="string">
            <text:p>Der tollste Hund der Welt</text:p>
          </table:table-cell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Homers Bowling-Mannschaft</text:p>
          </table:table-cell>
          <table:table-cell/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Keine Experimente</text:p>
          </table:table-cell>
          <table:table-cell/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Todd</text:p>
          </table:table-cell>
          <table:table-cell office:value-type="string" calcext:value-type="string">
            <text:p>Bart hat die Kraft</text:p>
          </table:table-cell>
          <table:table-cell office:value-type="string" calcext:value-type="string">
            <text:p>Bart hat zwei Mütter</text:p>
          </table:table-cell>
        </table:table-row>
        <table:table-row table:style-name="ro2">
          <table:table-cell office:value-type="string" calcext:value-type="string">
            <text:p>Todd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>
          <table:table-cell office:value-type="string" calcext:value-type="string">
            <text:p>Wendell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Am Anfang war die Schreiraupe</text:p>
          </table:table-cell>
          <table:table-cell office:value-type="string" calcext:value-type="string">
            <text:p>Triologie derselben Geschichte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Burns Erbe</text:p>
          </table:table-cell>
          <table:table-cell office:value-type="string" calcext:value-type="string">
            <text:p>Ein grausiger Verdacht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Das Schweigen der Rowdys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Gloria – Die wahre Liebe</text:p>
          </table:table-cell>
          <table:table-cell office:value-type="string" calcext:value-type="string">
            <text:p>Die Panik-Amok-Horror-Show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Grilling Homer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Homers Bowling-Mannschaft</text:p>
          </table:table-cell>
          <table:table-cell office:value-type="string" calcext:value-type="string">
            <text:p>Die Kurzzeit-Berühmtheit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Homie der Clown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Homie und Neddi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Ihre Lieblings-Unglücksfamili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Lisa als Baumliebhaberin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arge Simpson im Anmarsch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oho Hous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Nedtropolis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Sky-Polizei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Tingeltangel-Bobs Rach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Ein perfekter Gentleman</text:p>
          </table:table-cell>
          <table:table-cell/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Lisas Pony</text:p>
          </table:table-cell>
          <table:table-cell/>
        </table:table-row>
        <table:table-row table:style-name="ro2">
          <table:table-cell office:value-type="string" calcext:value-type="string">
            <text:p>Wolfcastle</text:p>
          </table:table-cell>
          <table:table-cell office:value-type="string" calcext:value-type="string">
            <text:p>Bart ist mein Superstar</text:p>
          </table:table-cell>
          <table:table-cell/>
        </table:table-row>
        <table:table-row table:style-name="ro2">
          <table:table-cell office:value-type="string" calcext:value-type="string">
            <text:p>Wolfcastle</text:p>
          </table:table-cell>
          <table:table-cell office:value-type="string" calcext:value-type="string">
            <text:p>Homer und der Revolver</text:p>
          </table:table-cell>
          <table:table-cell/>
        </table:table-row>
        <table:table-row table:style-name="ro2">
          <table:table-cell office:value-type="string" calcext:value-type="string">
            <text:p>Zahnfleischbluter Murphy</text:p>
          </table:table-cell>
          <table:table-cell office:value-type="string" calcext:value-type="string">
            <text:p>Lisas Pony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Die Lieblingsunglücksfamilie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Die Lieblingsunglücksfamilie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/>
          <table:table-cell office:value-type="string" calcext:value-type="string">
            <text:p>Auf den Hund gekommen</text:p>
          </table:table-cell>
        </table:table-row>
        <table:table-row table:style-name="ro2">
          <table:table-cell office:value-type="string" calcext:value-type="string">
            <text:p>Otto</text:p>
          </table:table-cell>
          <table:table-cell office:value-type="string" calcext:value-type="string">
            <text:p>Der Fahrschül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Fett‘s Dance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Fett‘s Dance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Projekt Weltraumsa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Prozess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Projekt Weltraumsand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Projekt Weltraumsand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Projekt Weltraumsand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Wir fahr‘n nach… Vegas</text:p>
          </table:table-cell>
        </table:table-row>
        <table:table-row table:style-name="ro2">
          <table:table-cell office:value-type="string" calcext:value-type="string">
            <text:p>Janey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Allison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Otto</text:p>
          </table:table-cell>
          <table:table-cell office:value-type="string" calcext:value-type="string">
            <text:p>Mission Simpossible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Mission Simpossibl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ission Simpossible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Friss meine Sports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ission Simpossible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Bart gegen Itchy &amp; Scratchy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Oklahom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Oh, Kanada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Kriminalakte Springfield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ristallblaue Versuchung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Kristallblaue Versuchung</text:p>
          </table:table-cell>
          <table:table-cell/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Kristallblaue Versuchung</text:p>
          </table:table-cell>
          <table:table-cell/>
        </table:table-row>
        <table:table-row table:style-name="ro2">
          <table:table-cell office:value-type="string" calcext:value-type="string">
            <text:p>Wendell</text:p>
          </table:table-cell>
          <table:table-cell office:value-type="string" calcext:value-type="string">
            <text:p>Kristallblaue Versuchung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ristallblaue Versuchung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Winter unser monetarisiertes Vergnügen</text:p>
          </table:table-cell>
          <table:table-cell/>
        </table:table-row>
        <table:table-row table:style-name="ro2">
          <table:table-cell office:value-type="string" calcext:value-type="string">
            <text:p>Lindsey Naegle</text:p>
          </table:table-cell>
          <table:table-cell office:value-type="string" calcext:value-type="string">
            <text:p>Der Winter unser monetarisiertes Vergnügen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Der Mentor</text:p>
          </table:table-cell>
          <table:table-cell/>
        </table:table-row>
        <table:table-row table:style-name="ro2">
          <table:table-cell office:value-type="string" calcext:value-type="string">
            <text:p>Fat Tony</text:p>
          </table:table-cell>
          <table:table-cell office:value-type="string" calcext:value-type="string">
            <text:p>San Catellanet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der Auserwählte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m der Bongo schlägt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em der Bongo schlägt</text:p>
          </table:table-cell>
          <table:table-cell/>
        </table:table-row>
        <table:table-row table:style-name="ro2" table:number-rows-repeated="1047875">
          <table:table-cell table:number-columns-repeated="3"/>
        </table:table-row>
        <table:table-row table:style-name="ro2" table:visibility="filter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 table:visibility="filter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 table:visibility="filter">
          <table:table-cell table:number-columns-repeated="3"/>
        </table:table-row>
        <table:table-row table:style-name="ro2" table:visibility="filter">
          <table:table-cell table:number-columns-repeated="3"/>
        </table:table-row>
      </table:table>
      <table:table table:name="sonstiges" table:style-name="ta1" table:print="false">
        <table:table-column table:style-name="co5" table:default-cell-style-name="Default"/>
        <table:table-column table:style-name="co6" table:default-cell-style-name="Default"/>
        <table:table-row table:style-name="ro2">
          <table:table-cell office:value-type="string" calcext:value-type="string">
            <text:p>Bart hämmert mit rechts</text:p>
          </table:table-cell>
          <table:table-cell office:value-type="string" calcext:value-type="string">
            <text:p>Apu und Amor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Auf Wildwasserfahrt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Aus dunklen Zeiten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Bart bleibt hart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Das Fernsehen ist an allem schuld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Bart näht mit rechts</text:p>
          </table:table-cell>
          <table:table-cell office:value-type="string" calcext:value-type="string">
            <text:p>Das Geheimnis der Lastwagenfahrer</text:p>
          </table:table-cell>
        </table:table-row>
        <table:table-row table:style-name="ro2">
          <table:table-cell office:value-type="string" calcext:value-type="string">
            <text:p>Bart näht mit rechts</text:p>
          </table:table-cell>
          <table:table-cell office:value-type="string" calcext:value-type="string">
            <text:p>Auf Wildwasserfahrt</text:p>
          </table:table-cell>
        </table:table-row>
        <table:table-row table:style-name="ro2">
          <table:table-cell office:value-type="string" calcext:value-type="string">
            <text:p>Bart putzt mit der rechten Hand die Zähne</text:p>
          </table:table-cell>
          <table:table-cell office:value-type="string" calcext:value-type="string">
            <text:p>Das Schlangennest</text:p>
          </table:table-cell>
        </table:table-row>
        <table:table-row table:style-name="ro2">
          <table:table-cell office:value-type="string" calcext:value-type="string">
            <text:p>Bart spielt mit der linken Hand Gitarre</text:p>
          </table:table-cell>
          <table:table-cell office:value-type="string" calcext:value-type="string">
            <text:p>Das schwarze Schaf</text:p>
          </table:table-cell>
        </table:table-row>
        <table:table-row table:style-name="ro2">
          <table:table-cell office:value-type="string" calcext:value-type="string">
            <text:p>Bart würfelt mit rechts</text:p>
          </table:table-cell>
          <table:table-cell office:value-type="string" calcext:value-type="string">
            <text:p>Das schwarze Schaf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Fahrschüler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Feind in meinem Bett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große Nachrichtenschwindel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gestohlene Kuss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as Ding, das aus Ohio kam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Fight Club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Sad Girl</text:p>
          </table:table-cell>
        </table:table-row>
        <table:table-row table:style-name="ro2">
          <table:table-cell office:value-type="string" calcext:value-type="string">
            <text:p>Homer hält das Messer in der linken Hand</text:p>
          </table:table-cell>
          <table:table-cell office:value-type="string" calcext:value-type="string">
            <text:p>Der große Nachrichtenschwindel</text:p>
          </table:table-cell>
        </table:table-row>
        <table:table-row table:style-name="ro2">
          <table:table-cell office:value-type="string" calcext:value-type="string">
            <text:p>Homer hämmert mit links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Homer malt als Kleinkind mit links</text:p>
          </table:table-cell>
          <table:table-cell office:value-type="string" calcext:value-type="string">
            <text:p>Gestrandet</text:p>
          </table:table-cell>
        </table:table-row>
        <table:table-row table:style-name="ro2">
          <table:table-cell office:value-type="string" calcext:value-type="string">
            <text:p>Homer malt mit link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Wenn der Vater mit dem Sohne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Die Mafioso-Braut</text:p>
          </table:table-cell>
        </table:table-row>
        <table:table-row table:style-name="ro2">
          <table:table-cell office:value-type="string" calcext:value-type="string">
            <text:p>Kirk Van Houten zeichnet mit rechts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Lenny schießt mit rechts</text:p>
          </table:table-cell>
          <table:table-cell office:value-type="string" calcext:value-type="string">
            <text:p>Springfield aus der Asche</text:p>
          </table:table-cell>
        </table:table-row>
        <table:table-row table:style-name="ro2">
          <table:table-cell office:value-type="string" calcext:value-type="string">
            <text:p>Lisa hämmert mit rechts</text:p>
          </table:table-cell>
          <table:table-cell office:value-type="string" calcext:value-type="string">
            <text:p>Der Tortenmann schlägt zurück</text:p>
          </table:table-cell>
        </table:table-row>
        <table:table-row table:style-name="ro2">
          <table:table-cell office:value-type="string" calcext:value-type="string">
            <text:p>Lisa malt mit rechts</text:p>
          </table:table-cell>
          <table:table-cell office:value-type="string" calcext:value-type="string">
            <text:p>Die Chroniken von Equalia</text:p>
          </table:table-cell>
        </table:table-row>
        <table:table-row table:style-name="ro2">
          <table:table-cell office:value-type="string" calcext:value-type="string">
            <text:p>Lisa malt mit rechts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2">
          <table:table-cell office:value-type="string" calcext:value-type="string">
            <text:p>Lisa putzt mit der linken Hand die Zähne</text:p>
          </table:table-cell>
          <table:table-cell office:value-type="string" calcext:value-type="string">
            <text:p>Ein perfekter Gentleman</text:p>
          </table:table-cell>
        </table:table-row>
        <table:table-row table:style-name="ro2">
          <table:table-cell office:value-type="string" calcext:value-type="string">
            <text:p>Lisa spielt mit rechts Bass</text:p>
          </table:table-cell>
          <table:table-cell office:value-type="string" calcext:value-type="string">
            <text:p>Homer liebt Mindy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Sad Girl</text:p>
          </table:table-cell>
        </table:table-row>
        <table:table-row table:style-name="ro2">
          <table:table-cell office:value-type="string" calcext:value-type="string">
            <text:p>Lou zeichnet mit rechts</text:p>
          </table:table-cell>
          <table:table-cell office:value-type="string" calcext:value-type="string">
            <text:p>Ist alles hin, nimm Focusin</text:p>
          </table:table-cell>
        </table:table-row>
        <table:table-row table:style-name="ro2">
          <table:table-cell office:value-type="string" calcext:value-type="string">
            <text:p>Luann Van Houten zeichnet mit rechts</text:p>
          </table:table-cell>
          <table:table-cell office:value-type="string" calcext:value-type="string">
            <text:p>Liebe und Intrige</text:p>
          </table:table-cell>
        </table:table-row>
        <table:table-row table:style-name="ro2">
          <table:table-cell office:value-type="string" calcext:value-type="string">
            <text:p>Maggie mahlt mit rechts</text:p>
          </table:table-cell>
          <table:table-cell office:value-type="string" calcext:value-type="string">
            <text:p>Das böse Wort</text:p>
          </table:table-cell>
        </table:table-row>
        <table:table-row table:style-name="ro2">
          <table:table-cell office:value-type="string" calcext:value-type="string">
            <text:p>Maggie mahlt mit rechts</text:p>
          </table:table-cell>
          <table:table-cell office:value-type="string" calcext:value-type="string">
            <text:p>Lisa will lieben</text:p>
          </table:table-cell>
        </table:table-row>
        <table:table-row table:style-name="ro2">
          <table:table-cell office:value-type="string" calcext:value-type="string">
            <text:p>Maggie mahlt mit rechts</text:p>
          </table:table-cell>
          <table:table-cell office:value-type="string" calcext:value-type="string">
            <text:p>Talent mit Pfiff</text:p>
          </table:table-cell>
        </table:table-row>
        <table:table-row table:style-name="ro2">
          <table:table-cell office:value-type="string" calcext:value-type="string">
            <text:p>Maggie malt mit links</text:p>
          </table:table-cell>
          <table:table-cell office:value-type="string" calcext:value-type="string">
            <text:p>Lisas Rivalin</text:p>
          </table:table-cell>
        </table:table-row>
        <table:table-row table:style-name="ro2">
          <table:table-cell office:value-type="string" calcext:value-type="string">
            <text:p>Maggie malt mit rechts</text:p>
          </table:table-cell>
          <table:table-cell office:value-type="string" calcext:value-type="string">
            <text:p>Silly Simpsony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Lisas Rivalin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Marge - oben ohne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Marge - oben ohne</text:p>
          </table:table-cell>
        </table:table-row>
        <table:table-row table:style-name="ro2">
          <table:table-cell office:value-type="string" calcext:value-type="string">
            <text:p>Marge näht mit rechts</text:p>
          </table:table-cell>
          <table:table-cell office:value-type="string" calcext:value-type="string">
            <text:p>22 für 30</text:p>
          </table:table-cell>
        </table:table-row>
        <table:table-row table:style-name="ro2">
          <table:table-cell office:value-type="string" calcext:value-type="string">
            <text:p>Marge näht mit rechts</text:p>
          </table:table-cell>
          <table:table-cell office:value-type="string" calcext:value-type="string">
            <text:p>Homers merkwürdiger Chili-Trip</text:p>
          </table:table-cell>
        </table:table-row>
        <table:table-row table:style-name="ro2">
          <table:table-cell office:value-type="string" calcext:value-type="string">
            <text:p>Marge schneidet Karotte mit links</text:p>
          </table:table-cell>
          <table:table-cell office:value-type="string" calcext:value-type="string">
            <text:p>Blau im Amt</text:p>
          </table:table-cell>
        </table:table-row>
        <table:table-row table:style-name="ro2">
          <table:table-cell office:value-type="string" calcext:value-type="string">
            <text:p>Marge spielt mit rechts Badminton</text:p>
          </table:table-cell>
          <table:table-cell office:value-type="string" calcext:value-type="string">
            <text:p>Marges Meisterwerk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Marges Meisterwerk</text:p>
          </table:table-cell>
        </table:table-row>
        <table:table-row table:style-name="ro2">
          <table:table-cell office:value-type="string" calcext:value-type="string">
            <text:p>Marge zeichnet mit rechts</text:p>
          </table:table-cell>
          <table:table-cell office:value-type="string" calcext:value-type="string">
            <text:p>Sad Girl</text:p>
          </table:table-cell>
        </table:table-row>
        <table:table-row table:style-name="ro2">
          <table:table-cell office:value-type="string" calcext:value-type="string">
            <text:p>Martin malt mit link</text:p>
          </table:table-cell>
          <table:table-cell office:value-type="string" calcext:value-type="string">
            <text:p>Der Feind in meinem Bett</text:p>
          </table:table-cell>
        </table:table-row>
        <table:table-row table:style-name="ro2">
          <table:table-cell office:value-type="string" calcext:value-type="string">
            <text:p>Martin malt mit link</text:p>
          </table:table-cell>
          <table:table-cell office:value-type="string" calcext:value-type="string">
            <text:p>Milhouse lebt hier nicht mehr</text:p>
          </table:table-cell>
        </table:table-row>
        <table:table-row table:style-name="ro2">
          <table:table-cell office:value-type="string" calcext:value-type="string">
            <text:p>Milhouse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Milhouse zeichnet mit rechts</text:p>
          </table:table-cell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Mr. Burns zeichnet mit links</text:p>
          </table:table-cell>
          <table:table-cell office:value-type="string" calcext:value-type="string">
            <text:p>Nichts bereuen</text:p>
          </table:table-cell>
        </table:table-row>
        <table:table-row table:style-name="ro2">
          <table:table-cell office:value-type="string" calcext:value-type="string">
            <text:p>Ned zeichnet mit links</text:p>
          </table:table-cell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Nelson spielt mit rechts Gitarre</text:p>
          </table:table-cell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Nelson zeichnet mit rechts</text:p>
          </table:table-cell>
          <table:table-cell office:value-type="string" calcext:value-type="string">
            <text:p>Seid nett zu alten Leuten</text:p>
          </table:table-cell>
        </table:table-row>
        <table:table-row table:style-name="ro2">
          <table:table-cell office:value-type="string" calcext:value-type="string">
            <text:p>Ralph malt mit rechts</text:p>
          </table:table-cell>
          <table:table-cell office:value-type="string" calcext:value-type="string">
            <text:p>Enter the Matrix</text:p>
          </table:table-cell>
        </table:table-row>
        <table:table-row table:style-name="ro2">
          <table:table-cell office:value-type="string" calcext:value-type="string">
            <text:p>Richard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Skinner malt mit rechts</text:p>
          </table:table-cell>
          <table:table-cell office:value-type="string" calcext:value-type="string">
            <text:p>Barts neuer bester Freund</text:p>
          </table:table-cell>
        </table:table-row>
        <table:table-row table:style-name="ro2">
          <table:table-cell office:value-type="string" calcext:value-type="string">
            <text:p>Wendell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Wiggum schießt mit links</text:p>
          </table:table-cell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Liebe und Intrige</text:p>
          </table:table-cell>
        </table:table-row>
        <table:table-row table:style-name="ro2">
          <table:table-cell office:value-type="string" calcext:value-type="string">
            <text:p>Smithers zeichnet mit rechts</text:p>
          </table:table-cell>
          <table:table-cell office:value-type="string" calcext:value-type="string">
            <text:p>Seid nett zu alten Leuten</text:p>
          </table:table-cell>
        </table:table-row>
        <table:table-row table:style-name="ro2">
          <table:table-cell office:value-type="string" calcext:value-type="string">
            <text:p>Barney zeichnet mit rechts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Homermal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Lisa mal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Homer zeichnet mit links</text:p>
          </table:table-cell>
          <table:table-cell office:value-type="string" calcext:value-type="string">
            <text:p>Ein Bruder für Homer</text:p>
          </table:table-cell>
        </table:table-row>
        <table:table-row table:style-name="ro2">
          <table:table-cell office:value-type="string" calcext:value-type="string">
            <text:p>Moe öffnet eine Weinflasche mit links</text:p>
          </table:table-cell>
          <table:table-cell office:value-type="string" calcext:value-type="string">
            <text:p>Ein Fluch auf Flanders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Bart zeichne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Marge zeichne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Marge bowlt mit rechts</text:p>
          </table:table-cell>
          <table:table-cell office:value-type="string" calcext:value-type="string">
            <text:p>Der schöne Jacques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Bart schlägt eine Schlacht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Nur für Spieler und Prominente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Nur für Spieler und Prominente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Links liegen gelassen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Der Eignungstest</text:p>
          </table:table-cell>
        </table:table-row>
        <table:table-row table:style-name="ro2">
          <table:table-cell office:value-type="string" calcext:value-type="string">
            <text:p>Kirby malt mit rechts</text:p>
          </table:table-cell>
          <table:table-cell office:value-type="string" calcext:value-type="string">
            <text:p>Projekt Weltraumsand</text:p>
          </table:table-cell>
        </table:table-row>
      </table:table>
      <table:named-expressions/>
      <table:database-ranges>
        <table:database-range table:name="__Anonymous_Sheet_DB__0" table:target-range-address="Schreibhand.A1:Schreibhand.C689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sonstiges.A1:sonstiges.B6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3d="urn:oasis:names:tc:opendocument:xmlns:dr3d:1.0" xmlns:rpt="http://openoffice.org/2005/report" xmlns:text="urn:oasis:names:tc:opendocument:xmlns:text:1.0" xmlns:of="urn:oasis:names:tc:opendocument:xmlns:of:1.2" xmlns:style="urn:oasis:names:tc:opendocument:xmlns:style:1.0" xmlns:oooc="http://openoffice.org/2004/calc" xmlns:office="urn:oasis:names:tc:opendocument:xmlns:office:1.0" xmlns:fo="urn:oasis:names:tc:opendocument:xmlns:xsl-fo-compatible:1.0" xmlns:draw="urn:oasis:names:tc:opendocument:xmlns:drawing:1.0" xmlns:tableooo="http://openoffice.org/2009/table" xmlns:calcext="urn:org:documentfoundation:names:experimental:calc:xmlns:calcext:1.0" xmlns:dc="http://purl.org/dc/elements/1.1/" xmlns:ooow="http://openoffice.org/2004/writer" xmlns:ooo="http://openoffice.org/2004/office" xmlns:drawooo="http://openoffice.org/2010/draw" xmlns:xlink="http://www.w3.org/1999/xlink" xmlns:svg="urn:oasis:names:tc:opendocument:xmlns:svg-compatible:1.0" xmlns:chart="urn:oasis:names:tc:opendocument:xmlns:chart:1.0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rial Unicode MS" style:language-asian="de" style:country-asian="DE" style:font-name-complex="Tahoma" style:language-complex="de" style:country-complex="D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699cm" fo:page-height="20.999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29">00.00.0000</text:date>, <text:time style:data-style-name="N2" text:time-value="11:25:24.797854001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xlink="http://www.w3.org/1999/xlink" xmlns:ooo="http://openoffice.org/2004/office" xmlns:dc="http://purl.org/dc/elements/1.1/" office:version="1.3">
  <office:meta>
    <meta:generator>LibreOffice/7.0.0.3$Linux_X86_64 LibreOffice_project/8061b3e9204bef6b321a21033174034a5e2ea88e</meta:generator>
    <meta:creation-date>2006-09-16T14:57:30</meta:creation-date>
    <dc:date>2020-08-29T11:26:41.429168432</dc:date>
    <meta:editing-cycles>395</meta:editing-cycles>
    <meta:editing-duration>PT18H20M1S</meta:editing-duration>
    <meta:document-statistic meta:table-count="2" meta:cell-count="1653" meta:object-count="0"/>
    <meta:user-defined meta:name="Info 1"/>
    <meta:user-defined meta:name="Info 2"/>
    <meta:user-defined meta:name="Info 3"/>
    <meta:user-defined meta:name="Info 4"/>
  </office:meta>
</office:document-meta>
</file>